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paragraph-rsid="00143e77"/>
    </style:style>
    <style:style style:name="P9" style:family="paragraph" style:parent-style-name="Table_20_Contents">
      <style:text-properties officeooo:rsid="00143e77" officeooo:paragraph-rsid="001e277a"/>
    </style:style>
    <style:style style:name="P10" style:family="paragraph" style:parent-style-name="Standard">
      <style:text-properties officeooo:rsid="0016d53f" officeooo:paragraph-rsid="0016d53f"/>
    </style:style>
    <style:style style:name="P11" style:family="paragraph" style:parent-style-name="Standard">
      <style:text-properties officeooo:rsid="001814f3" officeooo:paragraph-rsid="001814f3"/>
    </style:style>
    <style:style style:name="P12" style:family="paragraph" style:parent-style-name="Standard">
      <style:text-properties officeooo:rsid="001814f3" officeooo:paragraph-rsid="0019ceee"/>
    </style:style>
    <style:style style:name="P13" style:family="paragraph" style:parent-style-name="Standard">
      <style:text-properties officeooo:rsid="001814f3" officeooo:paragraph-rsid="001ba77d"/>
    </style:style>
    <style:style style:name="P14" style:family="paragraph" style:parent-style-name="Standard">
      <style:text-properties officeooo:rsid="001814f3" officeooo:paragraph-rsid="001e277a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ceee" style:font-weight-asian="bold" style:font-weight-complex="bold"/>
    </style:style>
    <style:style style:name="T12" style:family="text">
      <style:text-properties fo:font-weight="bold" officeooo:rsid="001ba77d" style:font-weight-asian="bold" style:font-weight-complex="bold"/>
    </style:style>
    <style:style style:name="T13" style:family="text">
      <style:text-properties fo:font-weight="bold" officeooo:rsid="001e277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>DIAGRAMA U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3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9">PASO A TABLAS BBDD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4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9">XML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7">INTERFAZ GUI WE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9">INTERFAZ GUI ANDROID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  <text:p text:style-name="P1"/>
      <text:p text:style-name="P10"><text:span text:style-name="T10">28/11/2024 </text:span>Todos han asistido a la reunión diaria. No hemos podido empezar el trabajo por falta de información</text:p>
      <text:p text:style-name="P11"><text:span text:style-name="T10">29/11/2024</text:span> <text:span text:style-name="T3">Todos han asistido a la reunión diaria. </text:span>Algunos miembros ya han empezado a hacer el trabajo y ya hay varias ramas creadas. </text:p>
      <text:p text:style-name="P12"><text:span text:style-name="T11">30</text:span><text:span text:style-name="T10">/11/2024</text:span> <text:span text:style-name="T3">Todos han asistido a la reunión diaria.</text:span></text:p>
      <text:p text:style-name="P13"><text:span text:style-name="T12">2</text:span><text:span text:style-name="T10">/1</text:span><text:span text:style-name="T13">2</text:span><text:span text:style-name="T10">/2024</text:span> <text:span text:style-name="T3">Todos han asistido a la reunión diaria. </text:span></text:p>
      <text:p text:style-name="P14"><text:span text:style-name="T13">3</text:span><text:span text:style-name="T10">/1</text:span><text:span text:style-name="T13">2</text:span><text:span text:style-name="T10">/2024</text:span> <text:span text:style-name="T3">Todos han asistido a la reunión diaria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2-03T18:37:38.206000000</dc:date>
    <meta:editing-duration>PT36M38S</meta:editing-duration>
    <meta:editing-cycles>8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3" meta:word-count="172" meta:character-count="997" meta:non-whitespace-character-count="835"/>
  </office:meta>
</office:document-meta>
</file>